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style:font-name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691cm" svg:y="0.461cm">
            <draw:object draw:notify-on-update-of-ranges="Sheet1.E4:Sheet1.E29 Sheet1.G3:Sheet1.G3 Sheet1.G4:Sheet1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51cm" svg:y="10.094cm">
            <draw:object draw:notify-on-update-of-ranges="Sheet1.E4:Sheet1.E29 Sheet1.I3:Sheet1.I3 Sheet1.I4:Sheet1.I29 Sheet1.J3:Sheet1.J3 Sheet1.J4:Sheet1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1"/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 table:style-name="ce1" office:value-type="string" calcext:value-type="string">
            <text:p>Valeurs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ΔRc</text:p>
          </table:table-cell>
          <table:table-cell office:value-type="string" calcext:value-type="string">
            <text:p>-Vm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3984" calcext:value-type="float">
            <text:p>39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]+273.15" office:value-type="float" office:value="283.15" calcext:value-type="float">
            <text:p>283.15</text:p>
          </table:table-cell>
          <table:table-cell table:formula="of:=[.$C$5]*EXP([.$C$4]*((1/[.F4])-(1/[.$C$6])))" office:value-type="float" office:value="5.07420583017173" calcext:value-type="float">
            <text:p>5.07420583017173</text:p>
          </table:table-cell>
          <table:table-cell table:formula="of:=[.G4]-[.$C$8]" office:value-type="float" office:value="-4.92579416982827" calcext:value-type="float">
            <text:p>-4.92579416982827</text:p>
          </table:table-cell>
          <table:table-cell table:formula="of:=-([.H4]/(4*[.$C$8]+2*[.H4]))*[.$C$7]" office:value-type="float" office:value="0.816924325122499" calcext:value-type="float">
            <text:p>0.816924325122499</text:p>
          </table:table-cell>
          <table:table-cell table:formula="of:=[.E4]*[.$H$32]+[.$H$33]" office:value-type="float" office:value="0.85" calcext:value-type="float">
            <text:p>0.85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0 (kΩ)</text:span>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5]+273.15" office:value-type="float" office:value="284.15" calcext:value-type="float">
            <text:p>284.15</text:p>
          </table:table-cell>
          <table:table-cell table:formula="of:=[.$C$5]*EXP([.$C$4]*((1/[.F5])-(1/[.$C$6])))" office:value-type="float" office:value="4.82906533859798" calcext:value-type="float">
            <text:p>4.82906533859798</text:p>
          </table:table-cell>
          <table:table-cell table:formula="of:=[.G5]-[.$C$8]" office:value-type="float" office:value="-5.17093466140202" calcext:value-type="float">
            <text:p>-5.17093466140202</text:p>
          </table:table-cell>
          <table:table-cell table:formula="of:=-([.H5]/(4*[.$C$8]+2*[.H5]))*[.$C$7]" office:value-type="float" office:value="0.871756672341109" calcext:value-type="float">
            <text:p>0.871756672341109</text:p>
          </table:table-cell>
          <table:table-cell table:formula="of:=[.E5]*[.$H$32]+[.$H$33]" office:value-type="float" office:value="0.89" calcext:value-type="float">
            <text:p>0.89</text:p>
          </table:table-cell>
        </table:table-row>
        <table:table-row table:style-name="ro1">
          <table:table-cell/>
          <table:table-cell table:style-name="ce1" office:value-type="string" calcext:value-type="string">
            <text:p>T0 (K)</text:p>
          </table:table-cell>
          <table:table-cell table:style-name="ce1" table:formula="of:=25+273.15" office:value-type="float" office:value="298.15" calcext:value-type="float">
            <text:p>298.1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6]+273.15" office:value-type="float" office:value="285.15" calcext:value-type="float">
            <text:p>285.15</text:p>
          </table:table-cell>
          <table:table-cell table:formula="of:=[.$C$5]*EXP([.$C$4]*((1/[.F6])-(1/[.$C$6])))" office:value-type="float" office:value="4.5973642679838" calcext:value-type="float">
            <text:p>4.5973642679838</text:p>
          </table:table-cell>
          <table:table-cell table:formula="of:=[.G6]-[.$C$8]" office:value-type="float" office:value="-5.4026357320162" calcext:value-type="float">
            <text:p>-5.4026357320162</text:p>
          </table:table-cell>
          <table:table-cell table:formula="of:=-([.H6]/(4*[.$C$8]+2*[.H6]))*[.$C$7]" office:value-type="float" office:value="0.925275897900576" calcext:value-type="float">
            <text:p>0.925275897900576</text:p>
          </table:table-cell>
          <table:table-cell table:formula="of:=[.E6]*[.$H$32]+[.$H$33]" office:value-type="float" office:value="0.93" calcext:value-type="float">
            <text:p>0.93</text:p>
          </table:table-cell>
        </table:table-row>
        <table:table-row table:style-name="ro1">
          <table:table-cell/>
          <table:table-cell table:style-name="ce1" office:value-type="string" calcext:value-type="string">
            <text:p>Vcc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7]+273.15" office:value-type="float" office:value="286.15" calcext:value-type="float">
            <text:p>286.15</text:p>
          </table:table-cell>
          <table:table-cell table:formula="of:=[.$C$5]*EXP([.$C$4]*((1/[.F7])-(1/[.$C$6])))" office:value-type="float" office:value="4.37828473749337" calcext:value-type="float">
            <text:p>4.37828473749337</text:p>
          </table:table-cell>
          <table:table-cell table:formula="of:=[.G7]-[.$C$8]" office:value-type="float" office:value="-5.62171526250663" calcext:value-type="float">
            <text:p>-5.62171526250663</text:p>
          </table:table-cell>
          <table:table-cell table:formula="of:=-([.H7]/(4*[.$C$8]+2*[.H7]))*[.$C$7]" office:value-type="float" office:value="0.977466256431692" calcext:value-type="float">
            <text:p>0.977466256431692</text:p>
          </table:table-cell>
          <table:table-cell table:formula="of:=[.E7]*[.$H$32]+[.$H$33]" office:value-type="float" office:value="0.97" calcext:value-type="float">
            <text:p>0.97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 (kΩ)</text:span>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8]+273.15" office:value-type="float" office:value="287.15" calcext:value-type="float">
            <text:p>287.15</text:p>
          </table:table-cell>
          <table:table-cell table:formula="of:=[.$C$5]*EXP([.$C$4]*((1/[.F8])-(1/[.$C$6])))" office:value-type="float" office:value="4.17106329614491" calcext:value-type="float">
            <text:p>4.17106329614491</text:p>
          </table:table-cell>
          <table:table-cell table:formula="of:=[.G8]-[.$C$8]" office:value-type="float" office:value="-5.82893670385509" calcext:value-type="float">
            <text:p>-5.82893670385509</text:p>
          </table:table-cell>
          <table:table-cell table:formula="of:=-([.H8]/(4*[.$C$8]+2*[.H8]))*[.$C$7]" office:value-type="float" office:value="1.02831675048703" calcext:value-type="float">
            <text:p>1.02831675048703</text:p>
          </table:table-cell>
          <table:table-cell table:formula="of:=[.E8]*[.$H$32]+[.$H$33]" office:value-type="float" office:value="1.01" calcext:value-type="float">
            <text:p>1.01</text:p>
          </table:table-cell>
        </table:table-row>
        <table:table-row table:style-name="ro1">
          <table:table-cell/>
          <table:table-cell table:style-name="ce1" office:value-type="string" calcext:value-type="string">
            <text:p>n bits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9]+273.15" office:value-type="float" office:value="288.15" calcext:value-type="float">
            <text:p>288.15</text:p>
          </table:table-cell>
          <table:table-cell table:formula="of:=[.$C$5]*EXP([.$C$4]*((1/[.F9])-(1/[.$C$6])))" office:value-type="float" office:value="3.97498700495622" calcext:value-type="float">
            <text:p>3.97498700495622</text:p>
          </table:table-cell>
          <table:table-cell table:formula="of:=[.G9]-[.$C$8]" office:value-type="float" office:value="-6.02501299504378" calcext:value-type="float">
            <text:p>-6.02501299504378</text:p>
          </table:table-cell>
          <table:table-cell table:formula="of:=-([.H9]/(4*[.$C$8]+2*[.H9]))*[.$C$7]" office:value-type="float" office:value="1.07782085824248" calcext:value-type="float">
            <text:p>1.07782085824248</text:p>
          </table:table-cell>
          <table:table-cell table:formula="of:=[.E9]*[.$H$32]+[.$H$33]" office:value-type="float" office:value="1.05" calcext:value-type="float">
            <text:p>1.05</text:p>
          </table:table-cell>
        </table:table-row>
        <table:table-row table:style-name="ro1">
          <table:table-cell/>
          <table:table-cell table:style-name="ce1" office:value-type="string" calcext:value-type="string">
            <text:p>Vmax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0]+273.15" office:value-type="float" office:value="289.15" calcext:value-type="float">
            <text:p>289.15</text:p>
          </table:table-cell>
          <table:table-cell table:formula="of:=[.$C$5]*EXP([.$C$4]*((1/[.F10])-(1/[.$C$6])))" office:value-type="float" office:value="3.78938982153422" calcext:value-type="float">
            <text:p>3.78938982153422</text:p>
          </table:table-cell>
          <table:table-cell table:formula="of:=[.G10]-[.$C$8]" office:value-type="float" office:value="-6.21061017846578" calcext:value-type="float">
            <text:p>-6.21061017846578</text:p>
          </table:table-cell>
          <table:table-cell table:formula="of:=-([.H10]/(4*[.$C$8]+2*[.H10]))*[.$C$7]" office:value-type="float" office:value="1.12597625037167" calcext:value-type="float">
            <text:p>1.12597625037167</text:p>
          </table:table-cell>
          <table:table-cell table:formula="of:=[.E10]*[.$H$32]+[.$H$33]" office:value-type="float" office:value="1.09" calcext:value-type="float">
            <text:p>1.09</text:p>
          </table:table-cell>
        </table:table-row>
        <table:table-row table:style-name="ro1">
          <table:table-cell/>
          <table:table-cell table:style-name="ce1" office:value-type="string" calcext:value-type="string">
            <text:p>Vmi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1]+273.15" office:value-type="float" office:value="290.15" calcext:value-type="float">
            <text:p>290.15</text:p>
          </table:table-cell>
          <table:table-cell table:formula="of:=[.$C$5]*EXP([.$C$4]*((1/[.F11])-(1/[.$C$6])))" office:value-type="float" office:value="3.61364926223775" calcext:value-type="float">
            <text:p>3.61364926223775</text:p>
          </table:table-cell>
          <table:table-cell table:formula="of:=[.G11]-[.$C$8]" office:value-type="float" office:value="-6.38635073776225" calcext:value-type="float">
            <text:p>-6.38635073776225</text:p>
          </table:table-cell>
          <table:table-cell table:formula="of:=-([.H11]/(4*[.$C$8]+2*[.H11]))*[.$C$7]" office:value-type="float" office:value="1.17278450008938" calcext:value-type="float">
            <text:p>1.17278450008938</text:p>
          </table:table-cell>
          <table:table-cell table:formula="of:=[.E11]*[.$H$32]+[.$H$33]" office:value-type="float" office:value="1.13" calcext:value-type="float">
            <text:p>1.1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12]+273.15" office:value-type="float" office:value="291.15" calcext:value-type="float">
            <text:p>291.15</text:p>
          </table:table-cell>
          <table:table-cell table:formula="of:=[.$C$5]*EXP([.$C$4]*((1/[.F12])-(1/[.$C$6])))" office:value-type="float" office:value="3.447183319209" calcext:value-type="float">
            <text:p>3.447183319209</text:p>
          </table:table-cell>
          <table:table-cell table:formula="of:=[.G12]-[.$C$8]" office:value-type="float" office:value="-6.552816680791" calcext:value-type="float">
            <text:p>-6.552816680791</text:p>
          </table:table-cell>
          <table:table-cell table:formula="of:=-([.H12]/(4*[.$C$8]+2*[.H12]))*[.$C$7]" office:value-type="float" office:value="1.21825079000568" calcext:value-type="float">
            <text:p>1.21825079000568</text:p>
          </table:table-cell>
          <table:table-cell table:formula="of:=[.E12]*[.$H$32]+[.$H$33]" office:value-type="float" office:value="1.17" calcext:value-type="float">
            <text:p>1.1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13]+273.15" office:value-type="float" office:value="292.15" calcext:value-type="float">
            <text:p>292.15</text:p>
          </table:table-cell>
          <table:table-cell table:formula="of:=[.$C$5]*EXP([.$C$4]*((1/[.F13])-(1/[.$C$6])))" office:value-type="float" office:value="3.28944761153709" calcext:value-type="float">
            <text:p>3.28944761153709</text:p>
          </table:table-cell>
          <table:table-cell table:formula="of:=[.G13]-[.$C$8]" office:value-type="float" office:value="-6.71055238846291" calcext:value-type="float">
            <text:p>-6.71055238846291</text:p>
          </table:table-cell>
          <table:table-cell table:formula="of:=-([.H13]/(4*[.$C$8]+2*[.H13]))*[.$C$7]" office:value-type="float" office:value="1.26238361905976" calcext:value-type="float">
            <text:p>1.26238361905976</text:p>
          </table:table-cell>
          <table:table-cell table:formula="of:=[.E13]*[.$H$32]+[.$H$33]" office:value-type="float" office:value="1.21" calcext:value-type="float">
            <text:p>1.2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14]+273.15" office:value-type="float" office:value="293.15" calcext:value-type="float">
            <text:p>293.15</text:p>
          </table:table-cell>
          <table:table-cell table:formula="of:=[.$C$5]*EXP([.$C$4]*((1/[.F14])-(1/[.$C$6])))" office:value-type="float" office:value="3.13993275160469" calcext:value-type="float">
            <text:p>3.13993275160469</text:p>
          </table:table-cell>
          <table:table-cell table:formula="of:=[.G14]-[.$C$8]" office:value-type="float" office:value="-6.86006724839531" calcext:value-type="float">
            <text:p>-6.86006724839531</text:p>
          </table:table-cell>
          <table:table-cell table:formula="of:=-([.H14]/(4*[.$C$8]+2*[.H14]))*[.$C$7]" office:value-type="float" office:value="1.30519451242198" calcext:value-type="float">
            <text:p>1.30519451242198</text:p>
          </table:table-cell>
          <table:table-cell table:formula="of:=[.E14]*[.$H$32]+[.$H$33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15]+273.15" office:value-type="float" office:value="294.15" calcext:value-type="float">
            <text:p>294.15</text:p>
          </table:table-cell>
          <table:table-cell table:formula="of:=[.$C$5]*EXP([.$C$4]*((1/[.F15])-(1/[.$C$6])))" office:value-type="float" office:value="2.99816190929399" calcext:value-type="float">
            <text:p>2.99816190929399</text:p>
          </table:table-cell>
          <table:table-cell table:formula="of:=[.G15]-[.$C$8]" office:value-type="float" office:value="-7.00183809070601" calcext:value-type="float">
            <text:p>-7.00183809070601</text:p>
          </table:table-cell>
          <table:table-cell table:formula="of:=-([.H15]/(4*[.$C$8]+2*[.H15]))*[.$C$7]" office:value-type="float" office:value="1.34669773687377" calcext:value-type="float">
            <text:p>1.34669773687377</text:p>
          </table:table-cell>
          <table:table-cell table:formula="of:=[.E15]*[.$H$32]+[.$H$33]" office:value-type="float" office:value="1.29" calcext:value-type="float">
            <text:p>1.29</text:p>
          </table:table-cell>
        </table:table-row>
        <table:table-row table:style-name="ro1">
          <table:table-cell/>
          <table:table-cell table:style-name="ce1" office:value-type="string" calcext:value-type="string">
            <text:p>sample nb</text:p>
          </table:table-cell>
          <table:table-cell table:style-name="ce1" table:formula="of:=2^[.C9]" office:value-type="float" office:value="4096" calcext:value-type="float">
            <text:p>40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16]+273.15" office:value-type="float" office:value="295.15" calcext:value-type="float">
            <text:p>295.15</text:p>
          </table:table-cell>
          <table:table-cell table:formula="of:=[.$C$5]*EXP([.$C$4]*((1/[.F16])-(1/[.$C$6])))" office:value-type="float" office:value="2.86368855820669" calcext:value-type="float">
            <text:p>2.86368855820669</text:p>
          </table:table-cell>
          <table:table-cell table:formula="of:=[.G16]-[.$C$8]" office:value-type="float" office:value="-7.13631144179331" calcext:value-type="float">
            <text:p>-7.13631144179331</text:p>
          </table:table-cell>
          <table:table-cell table:formula="of:=-([.H16]/(4*[.$C$8]+2*[.H16]))*[.$C$7]" office:value-type="float" office:value="1.38691002380506" calcext:value-type="float">
            <text:p>1.38691002380506</text:p>
          </table:table-cell>
          <table:table-cell table:formula="of:=[.E16]*[.$H$32]+[.$H$33]" office:value-type="float" office:value="1.33" calcext:value-type="float">
            <text:p>1.33</text:p>
          </table:table-cell>
        </table:table-row>
        <table:table-row table:style-name="ro1">
          <table:table-cell/>
          <table:table-cell table:style-name="ce1" office:value-type="string" calcext:value-type="string">
            <text:p>step (V)</text:p>
          </table:table-cell>
          <table:table-cell table:style-name="ce1" table:formula="of:=([.C10]-[.C11])/[.C16]" office:value-type="float" office:value="0.0008056640625" calcext:value-type="float">
            <text:p>0.000805664062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17]+273.15" office:value-type="float" office:value="296.15" calcext:value-type="float">
            <text:p>296.15</text:p>
          </table:table-cell>
          <table:table-cell table:formula="of:=[.$C$5]*EXP([.$C$4]*((1/[.F17])-(1/[.$C$6])))" office:value-type="float" office:value="2.73609438939735" calcext:value-type="float">
            <text:p>2.73609438939735</text:p>
          </table:table-cell>
          <table:table-cell table:formula="of:=[.G17]-[.$C$8]" office:value-type="float" office:value="-7.26390561060265" calcext:value-type="float">
            <text:p>-7.26390561060265</text:p>
          </table:table-cell>
          <table:table-cell table:formula="of:=-([.H17]/(4*[.$C$8]+2*[.H17]))*[.$C$7]" office:value-type="float" office:value="1.425850301614" calcext:value-type="float">
            <text:p>1.425850301614</text:p>
          </table:table-cell>
          <table:table-cell table:formula="of:=[.E17]*[.$H$32]+[.$H$33]" office:value-type="float" office:value="1.37" calcext:value-type="float">
            <text:p>1.37</text:p>
          </table:table-cell>
        </table:table-row>
        <table:table-row table:style-name="ro1">
          <table:table-cell/>
          <table:table-cell table:style-name="ce1" office:value-type="string" calcext:value-type="string">
            <text:p>step (°C)</text:p>
          </table:table-cell>
          <table:table-cell table:style-name="ce1" office:value-type="float" office:value="0.0201416015625" calcext:value-type="float">
            <text:p>0.0201416015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8]+273.15" office:value-type="float" office:value="297.15" calcext:value-type="float">
            <text:p>297.15</text:p>
          </table:table-cell>
          <table:table-cell table:formula="of:=[.$C$5]*EXP([.$C$4]*((1/[.F18])-(1/[.$C$6])))" office:value-type="float" office:value="2.61498737934461" calcext:value-type="float">
            <text:p>2.61498737934461</text:p>
          </table:table-cell>
          <table:table-cell table:formula="of:=[.G18]-[.$C$8]" office:value-type="float" office:value="-7.38501262065539" calcext:value-type="float">
            <text:p>-7.38501262065539</text:p>
          </table:table-cell>
          <table:table-cell table:formula="of:=-([.H18]/(4*[.$C$8]+2*[.H18]))*[.$C$7]" office:value-type="float" office:value="1.46353943895881" calcext:value-type="float">
            <text:p>1.46353943895881</text:p>
          </table:table-cell>
          <table:table-cell table:formula="of:=[.E18]*[.$H$32]+[.$H$33]" office:value-type="float" office:value="1.41" calcext:value-type="float">
            <text:p>1.4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19]+273.15" office:value-type="float" office:value="298.15" calcext:value-type="float">
            <text:p>298.15</text:p>
          </table:table-cell>
          <table:table-cell table:formula="of:=[.$C$5]*EXP([.$C$4]*((1/[.F19])-(1/[.$C$6])))" office:value-type="float" office:value="2.5" calcext:value-type="float">
            <text:p>2.5</text:p>
          </table:table-cell>
          <table:table-cell table:formula="of:=[.G19]-[.$C$8]" office:value-type="float" office:value="-7.5" calcext:value-type="float">
            <text:p>-7.5</text:p>
          </table:table-cell>
          <table:table-cell table:formula="of:=-([.H19]/(4*[.$C$8]+2*[.H19]))*[.$C$7]" office:value-type="float" office:value="1.5" calcext:value-type="float">
            <text:p>1.5</text:p>
          </table:table-cell>
          <table:table-cell table:formula="of:=[.E19]*[.$H$32]+[.$H$33]" office:value-type="float" office:value="1.45" calcext:value-type="float">
            <text:p>1.4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20]+273.15" office:value-type="float" office:value="299.15" calcext:value-type="float">
            <text:p>299.15</text:p>
          </table:table-cell>
          <table:table-cell table:formula="of:=[.$C$5]*EXP([.$C$4]*((1/[.F20])-(1/[.$C$6])))" office:value-type="float" office:value="2.39078755977066" calcext:value-type="float">
            <text:p>2.39078755977066</text:p>
          </table:table-cell>
          <table:table-cell table:formula="of:=[.G20]-[.$C$8]" office:value-type="float" office:value="-7.60921244022934" calcext:value-type="float">
            <text:p>-7.60921244022934</text:p>
          </table:table-cell>
          <table:table-cell table:formula="of:=-([.H20]/(4*[.$C$8]+2*[.H20]))*[.$C$7]" office:value-type="float" office:value="1.5352560124859" calcext:value-type="float">
            <text:p>1.5352560124859</text:p>
          </table:table-cell>
          <table:table-cell table:formula="of:=[.E20]*[.$H$32]+[.$H$33]" office:value-type="float" office:value="1.49" calcext:value-type="float">
            <text:p>1.4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21]+273.15" office:value-type="float" office:value="300.15" calcext:value-type="float">
            <text:p>300.15</text:p>
          </table:table-cell>
          <table:table-cell table:formula="of:=[.$C$5]*EXP([.$C$4]*((1/[.F21])-(1/[.$C$6])))" office:value-type="float" office:value="2.28702666521951" calcext:value-type="float">
            <text:p>2.28702666521951</text:p>
          </table:table-cell>
          <table:table-cell table:formula="of:=[.G21]-[.$C$8]" office:value-type="float" office:value="-7.71297333478049" calcext:value-type="float">
            <text:p>-7.71297333478049</text:p>
          </table:table-cell>
          <table:table-cell table:formula="of:=-([.H21]/(4*[.$C$8]+2*[.H21]))*[.$C$7]" office:value-type="float" office:value="1.56933274927557" calcext:value-type="float">
            <text:p>1.56933274927557</text:p>
          </table:table-cell>
          <table:table-cell table:formula="of:=[.E21]*[.$H$32]+[.$H$33]" office:value-type="float" office:value="1.53" calcext:value-type="float">
            <text:p>1.53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22]+273.15" office:value-type="float" office:value="301.15" calcext:value-type="float">
            <text:p>301.15</text:p>
          </table:table-cell>
          <table:table-cell table:formula="of:=[.$C$5]*EXP([.$C$4]*((1/[.F22])-(1/[.$C$6])))" office:value-type="float" office:value="2.18841379411148" calcext:value-type="float">
            <text:p>2.18841379411148</text:p>
          </table:table-cell>
          <table:table-cell table:formula="of:=[.G22]-[.$C$8]" office:value-type="float" office:value="-7.81158620588852" calcext:value-type="float">
            <text:p>-7.81158620588852</text:p>
          </table:table-cell>
          <table:table-cell table:formula="of:=-([.H22]/(4*[.$C$8]+2*[.H22]))*[.$C$7]" office:value-type="float" office:value="1.60225652366317" calcext:value-type="float">
            <text:p>1.60225652366317</text:p>
          </table:table-cell>
          <table:table-cell table:formula="of:=[.E22]*[.$H$32]+[.$H$33]" office:value-type="float" office:value="1.57" calcext:value-type="float">
            <text:p>1.57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23]+273.15" office:value-type="float" office:value="302.15" calcext:value-type="float">
            <text:p>302.15</text:p>
          </table:table-cell>
          <table:table-cell table:formula="of:=[.$C$5]*EXP([.$C$4]*((1/[.F23])-(1/[.$C$6])))" office:value-type="float" office:value="2.09466397120653" calcext:value-type="float">
            <text:p>2.09466397120653</text:p>
          </table:table-cell>
          <table:table-cell table:formula="of:=[.G23]-[.$C$8]" office:value-type="float" office:value="-7.90533602879347" calcext:value-type="float">
            <text:p>-7.90533602879347</text:p>
          </table:table-cell>
          <table:table-cell table:formula="of:=-([.H23]/(4*[.$C$8]+2*[.H23]))*[.$C$7]" office:value-type="float" office:value="1.63405449866435" calcext:value-type="float">
            <text:p>1.63405449866435</text:p>
          </table:table-cell>
          <table:table-cell table:formula="of:=[.E23]*[.$H$32]+[.$H$33]" office:value-type="float" office:value="1.61" calcext:value-type="float">
            <text:p>1.61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4]+273.15" office:value-type="float" office:value="303.15" calcext:value-type="float">
            <text:p>303.15</text:p>
          </table:table-cell>
          <table:table-cell table:formula="of:=[.$C$5]*EXP([.$C$4]*((1/[.F24])-(1/[.$C$6])))" office:value-type="float" office:value="2.00550953890446" calcext:value-type="float">
            <text:p>2.00550953890446</text:p>
          </table:table-cell>
          <table:table-cell table:formula="of:=[.G24]-[.$C$8]" office:value-type="float" office:value="-7.99449046109555" calcext:value-type="float">
            <text:p>-7.99449046109555</text:p>
          </table:table-cell>
          <table:table-cell table:formula="of:=-([.H24]/(4*[.$C$8]+2*[.H24]))*[.$C$7]" office:value-type="float" office:value="1.66475451024986" calcext:value-type="float">
            <text:p>1.66475451024986</text:p>
          </table:table-cell>
          <table:table-cell table:formula="of:=[.E24]*[.$H$32]+[.$H$33]" office:value-type="float" office:value="1.65" calcext:value-type="float">
            <text:p>1.6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E25]+273.15" office:value-type="float" office:value="304.15" calcext:value-type="float">
            <text:p>304.15</text:p>
          </table:table-cell>
          <table:table-cell table:formula="of:=[.$C$5]*EXP([.$C$4]*((1/[.F25])-(1/[.$C$6])))" office:value-type="float" office:value="1.9206990154902" calcext:value-type="float">
            <text:p>1.9206990154902</text:p>
          </table:table-cell>
          <table:table-cell table:formula="of:=[.G25]-[.$C$8]" office:value-type="float" office:value="-8.0793009845098" calcext:value-type="float">
            <text:p>-8.0793009845098</text:p>
          </table:table-cell>
          <table:table-cell table:formula="of:=-([.H25]/(4*[.$C$8]+2*[.H25]))*[.$C$7]" office:value-type="float" office:value="1.69438490436074" calcext:value-type="float">
            <text:p>1.69438490436074</text:p>
          </table:table-cell>
          <table:table-cell table:formula="of:=[.E25]*[.$H$32]+[.$H$33]" office:value-type="float" office:value="1.69" calcext:value-type="float">
            <text:p>1.69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E26]+273.15" office:value-type="float" office:value="305.15" calcext:value-type="float">
            <text:p>305.15</text:p>
          </table:table-cell>
          <table:table-cell table:formula="of:=[.$C$5]*EXP([.$C$4]*((1/[.F26])-(1/[.$C$6])))" office:value-type="float" office:value="1.83999603431683" calcext:value-type="float">
            <text:p>1.83999603431683</text:p>
          </table:table-cell>
          <table:table-cell table:formula="of:=[.G26]-[.$C$8]" office:value-type="float" office:value="-8.16000396568317" calcext:value-type="float">
            <text:p>-8.16000396568317</text:p>
          </table:table-cell>
          <table:table-cell table:formula="of:=-([.H26]/(4*[.$C$8]+2*[.H26]))*[.$C$7]" office:value-type="float" office:value="1.72297438741372" calcext:value-type="float">
            <text:p>1.72297438741372</text:p>
          </table:table-cell>
          <table:table-cell table:formula="of:=[.E26]*[.$H$32]+[.$H$33]" office:value-type="float" office:value="1.73" calcext:value-type="float">
            <text:p>1.7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E27]+273.15" office:value-type="float" office:value="306.15" calcext:value-type="float">
            <text:p>306.15</text:p>
          </table:table-cell>
          <table:table-cell table:formula="of:=[.$C$5]*EXP([.$C$4]*((1/[.F27])-(1/[.$C$6])))" office:value-type="float" office:value="1.76317835780075" calcext:value-type="float">
            <text:p>1.76317835780075</text:p>
          </table:table-cell>
          <table:table-cell table:formula="of:=[.G27]-[.$C$8]" office:value-type="float" office:value="-8.23682164219925" calcext:value-type="float">
            <text:p>-8.23682164219925</text:p>
          </table:table-cell>
          <table:table-cell table:formula="of:=-([.H27]/(4*[.$C$8]+2*[.H27]))*[.$C$7]" office:value-type="float" office:value="1.75055188990164" calcext:value-type="float">
            <text:p>1.75055188990164</text:p>
          </table:table-cell>
          <table:table-cell table:formula="of:=[.E27]*[.$H$32]+[.$H$33]" office:value-type="float" office:value="1.77" calcext:value-type="float">
            <text:p>1.77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E28]+273.15" office:value-type="float" office:value="307.15" calcext:value-type="float">
            <text:p>307.15</text:p>
          </table:table-cell>
          <table:table-cell table:formula="of:=[.$C$5]*EXP([.$C$4]*((1/[.F28])-(1/[.$C$6])))" office:value-type="float" office:value="1.69003696059611" calcext:value-type="float">
            <text:p>1.69003696059611</text:p>
          </table:table-cell>
          <table:table-cell table:formula="of:=[.G28]-[.$C$8]" office:value-type="float" office:value="-8.30996303940389" calcext:value-type="float">
            <text:p>-8.30996303940389</text:p>
          </table:table-cell>
          <table:table-cell table:formula="of:=-([.H28]/(4*[.$C$8]+2*[.H28]))*[.$C$7]" office:value-type="float" office:value="1.77714644261059" calcext:value-type="float">
            <text:p>1.77714644261059</text:p>
          </table:table-cell>
          <table:table-cell table:formula="of:=[.E28]*[.$H$32]+[.$H$33]" office:value-type="float" office:value="1.81" calcext:value-type="float">
            <text:p>1.81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29]+273.15" office:value-type="float" office:value="308.15" calcext:value-type="float">
            <text:p>308.15</text:p>
          </table:table-cell>
          <table:table-cell table:formula="of:=[.$C$5]*EXP([.$C$4]*((1/[.F29])-(1/[.$C$6])))" office:value-type="float" office:value="1.6203751767654" calcext:value-type="float">
            <text:p>1.6203751767654</text:p>
          </table:table-cell>
          <table:table-cell table:formula="of:=[.G29]-[.$C$8]" office:value-type="float" office:value="-8.3796248232346" calcext:value-type="float">
            <text:p>-8.3796248232346</text:p>
          </table:table-cell>
          <table:table-cell table:formula="of:=-([.H29]/(4*[.$C$8]+2*[.H29]))*[.$C$7]" office:value-type="float" office:value="1.80278706491108" calcext:value-type="float">
            <text:p>1.80278706491108</text:p>
          </table:table-cell>
          <table:table-cell table:formula="of:=[.E29]*[.$H$32]+[.$H$33]" office:value-type="float" office:value="1.85" calcext:value-type="float">
            <text:p>1.85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V = mT + p</text:p>
          </table:table-cell>
          <table:covered-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m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p</text:p>
          </table:table-cell>
          <table:table-cell office:value-type="float" office:value="0.45" calcext:value-type="float">
            <text:p>0.45</text:p>
          </table:table-cell>
          <table:table-cell table:style-name="Default"/>
          <table:table-cell table:style-name="ce2"/>
        </table:table-row>
        <table:table-row table:style-name="ro1" table:number-rows-repeated="2">
          <table:table-cell table:number-columns-repeated="4"/>
          <table:table-cell table:style-name="ce2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 table:number-columns-repeated="5"/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CA" style:font-name-asian="DejaVu Sans2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00-00-00</text:date>, <text:time style:data-style-name="N2" text:time-value="16:37:23.344036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0:01:38.114795643</meta:creation-date>
    <meta:editing-cycles>6</meta:editing-cycles>
    <meta:editing-duration>P1DT5H39M1S</meta:editing-duration>
    <dc:date>2020-02-20T20:49:46.657377684</dc:date>
    <meta:generator>LibreOffice/6.4.0.3$Linux_X86_64 LibreOffice_project/40$Build-3</meta:generator>
    <meta:document-statistic meta:table-count="1" meta:cell-count="19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02cm" svg:y="0.316cm" chart:style-name="ch2">
          <text:p>Resistance (kΩ) en fonction de la temperature (°C)</text:p>
        </chart:title>
        <chart:legend chart:legend-position="end" svg:x="14.233cm" svg:y="4.201cm" style:legend-expansion="high" chart:style-name="ch3"/>
        <chart:plot-area chart:style-name="ch4" table:cell-range-address="Sheet1.E4:Sheet1.E29 Sheet1.G3:Sheet1.G29" chart:data-source-has-labels="both" svg:x="0.32cm" svg:y="1.301cm" svg:width="13.593cm" svg:height="7.519cm">
          <chartooo:coordinate-region svg:x="0.783cm" svg:y="1.5cm" svg:width="12.918cm" svg:height="6.673cm"/>
          <chart:axis chart:dimension="x" chart:name="primary-x" chart:style-name="ch5" chartooo:axis-type="auto">
            <chartooo:date-scale/>
            <chart:categories table:cell-range-address="Sheet1.E4:Sheet1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29" chart:label-cell-address="Sheet1.G3:Sheet1.G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5.07420583017173">
                <text:p>5.07420583017173</text:p>
                <draw:g>
                  <svg:desc>Sheet1.G4:Sheet1.G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82906533859798">
                <text:p>4.82906533859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5973642679838">
                <text:p>4.59736426798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37828473749337">
                <text:p>4.378284737493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17106329614491">
                <text:p>4.17106329614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7498700495622">
                <text:p>3.974987004956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78938982153422">
                <text:p>3.789389821534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61364926223775">
                <text:p>3.613649262237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447183319209">
                <text:p>3.4471833192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28944761153709">
                <text:p>3.289447611537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13993275160469">
                <text:p>3.139932751604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99816190929399">
                <text:p>2.998161909293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86368855820669">
                <text:p>2.863688558206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3609438939735">
                <text:p>2.736094389397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61498737934461">
                <text:p>2.614987379344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9078755977066">
                <text:p>2.390787559770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28702666521951">
                <text:p>2.287026665219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18841379411148">
                <text:p>2.188413794111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09466397120653">
                <text:p>2.094663971206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0550953890446">
                <text:p>2.00550953890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9206990154902">
                <text:p>1.92069901549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3999603431683">
                <text:p>1.839996034316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6317835780075">
                <text:p>1.763178357800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69003696059611">
                <text:p>1.690036960596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6203751767654">
                <text:p>1.6203751767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1.E4:Sheet1.E29 Sheet1.I3:Sheet1.J29" chart:data-source-has-labels="both" svg:x="0.32cm" svg:y="0.18cm" svg:width="13.302cm" svg:height="8.64cm">
          <chartooo:coordinate-region svg:x="1.1cm" svg:y="0.379cm" svg:width="12.309cm" svg:height="7.794cm"/>
          <chart:axis chart:dimension="x" chart:name="primary-x" chart:style-name="ch4" chartooo:axis-type="auto">
            <chartooo:date-scale/>
            <chart:categories table:cell-range-address="Sheet1.E4:Sheet1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29" chart:label-cell-address="Sheet1.I3:Sheet1.I3" chart:class="chart:line">
            <chart:data-point chart:repeated="26"/>
          </chart:series>
          <chart:series chart:style-name="ch7" chart:values-cell-range-address="Sheet1.J4:Sheet1.J29" chart:label-cell-address="Sheet1.J3:Sheet1.J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Vm</text:p>
                <draw:g>
                  <svg:desc>Sheet1.I3:Sheet1.I3</svg:desc>
                </draw:g>
              </table:table-cell>
              <table:table-cell office:value-type="string">
                <text:p>Lin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0.816924325122499">
                <text:p>0.816924325122499</text:p>
                <draw:g>
                  <svg:desc>Sheet1.I4:Sheet1.I29</svg:desc>
                </draw:g>
              </table:table-cell>
              <table:table-cell office:value-type="float" office:value="0.85">
                <text:p>0.85</text:p>
                <draw:g>
                  <svg:desc>Sheet1.J4:Sheet1.J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71756672341109">
                <text:p>0.87175667234110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275897900576">
                <text:p>0.9252758979005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77466256431692">
                <text:p>0.9774662564316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2831675048703">
                <text:p>1.028316750487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7782085824248">
                <text:p>1.077820858242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2597625037167">
                <text:p>1.125976250371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7278450008938">
                <text:p>1.1727845000893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1825079000568">
                <text:p>1.2182507900056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6238361905976">
                <text:p>1.2623836190597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0519451242198">
                <text:p>1.3051945124219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34669773687377">
                <text:p>1.3466977368737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38691002380506">
                <text:p>1.3869100238050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25850301614">
                <text:p>1.42585030161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6353943895881">
                <text:p>1.4635394389588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5352560124859">
                <text:p>1.53525601248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6933274927557">
                <text:p>1.5693327492755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0225652366317">
                <text:p>1.6022565236631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63405449866435">
                <text:p>1.6340544986643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6475451024986">
                <text:p>1.6647545102498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9438490436074">
                <text:p>1.6943849043607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2297438741372">
                <text:p>1.7229743874137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055188990164">
                <text:p>1.7505518899016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7714644261059">
                <text:p>1.7771464426105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0278706491108">
                <text:p>1.80278706491108</text:p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